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7.1cm" svg:height="18.704cm" svg:x="1.2cm" svg:y="1.162cm">
          <text:p text:style-name="P1"><text:span text:style-name="T1">New kernel (C language + Strong typing languag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62cm" svg:height="9.883cm" svg:x="2.369cm" svg:y="3.075cm">
          <text:p text:style-name="P1"><text:span text:style-name="T1">Existing UNIX-like kernel (C langu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901cm" svg:height="2.869cm" svg:x="3.751cm" svg:y="4.669cm">
          <text:p text:style-name="P1"><text:span text:style-name="T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21.711cm" svg:y1="5.36cm" svg:x2="20.048cm" svg:y2="7.75cm" draw:start-shape="id1" draw:start-glue-point="3" draw:end-shape="id2" draw:end-glue-point="0" svg:d="m21711 5360-1663 2390" svg:viewBox="0 0 1664 2391">
          <text:p/>
        </draw:connector>
        <draw:custom-shape draw:style-name="gr2" draw:text-style-name="P1" xml:id="id4" draw:id="id4" draw:layer="layout" svg:width="3.901cm" svg:height="2.871cm" svg:x="6.514cm" svg:y="8.175cm">
          <text:p text:style-name="P1"><text:span text:style-name="T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3.902cm" svg:height="2.868cm" svg:x="12.358cm" svg:y="4.882cm">
          <text:p text:style-name="P1"><text:span text:style-name="T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901cm" svg:height="2.87cm" svg:x="18.098cm" svg:y="7.75cm">
          <text:p text:style-name="P1"><text:span text:style-name="T1">Modul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901cm" svg:height="2.87cm" svg:x="21.711cm" svg:y="3.925cm">
          <text:p text:style-name="P1"><text:span text:style-name="T1">Modul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6.26cm" svg:y1="6.316cm" svg:x2="18.098cm" svg:y2="9.185cm" draw:start-shape="id3" draw:start-glue-point="1" draw:end-shape="id2" svg:d="m16260 6316 1838 2869" svg:viewBox="0 0 1839 2870">
          <text:p/>
        </draw:connector>
        <draw:connector draw:style-name="gr3" draw:text-style-name="P2" draw:layer="layout" draw:type="line" svg:x1="12.358cm" svg:y1="6.316cm" svg:x2="10.415cm" svg:y2="9.61cm" draw:start-shape="id3" draw:end-shape="id4" draw:end-glue-point="1" svg:d="m12358 6316-1943 3294" svg:viewBox="0 0 1944 3295">
          <text:p/>
        </draw:connector>
        <draw:connector draw:style-name="gr3" draw:text-style-name="P2" draw:layer="layout" draw:type="line" svg:x1="6.514cm" svg:y1="9.61cm" svg:x2="5.701cm" svg:y2="7.538cm" draw:start-shape="id4" draw:start-glue-point="3" draw:end-shape="id5" draw:end-glue-point="2" svg:d="m6514 9610-813-2072" svg:viewBox="0 0 814 2073">
          <text:p/>
        </draw:connector>
        <draw:custom-shape draw:style-name="gr2" draw:text-style-name="P1" xml:id="id6" draw:id="id6" draw:layer="layout" svg:width="5.729cm" svg:height="2.87cm" svg:x="11.4cm" svg:y="14.765cm">
          <text:p text:style-name="P1"><text:span text:style-name="T1">Module C</text:span></text:p>
          <text:p text:style-name="P1"><text:span text:style-name="T1">(Strong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7.129cm" svg:y1="16.2cm" svg:x2="20.048cm" svg:y2="10.62cm" draw:start-shape="id6" draw:end-shape="id2" draw:end-glue-point="2" svg:d="m17129 16200 2919-5580" svg:viewBox="0 0 2920 5581">
          <text:p/>
        </draw:connector>
        <draw:connector draw:style-name="gr3" draw:text-style-name="P2" draw:layer="layout" draw:type="line" svg:x1="11.4cm" svg:y1="16.2cm" svg:x2="8.464cm" svg:y2="11.046cm" draw:start-shape="id6" draw:start-glue-point="3" draw:end-shape="id4" draw:end-glue-point="2" svg:d="m11400 16200-2936-5154" svg:viewBox="0 0 2937 5155">
          <text:p/>
        </draw:connector>
        <draw:custom-shape draw:style-name="gr5" draw:text-style-name="P2" draw:layer="layout" svg:width="4.569cm" svg:height="4.57cm" draw:transform="skewX (0.000174532925199423) rotate (-0.805120383944984) translate (14.4cm 3.09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633cm" svg:height="5.845cm" svg:x="11.402cm" svg:y="8.388cm">
          <text:p text:style-name="P1"><text:span text:style-name="T1">Snatch</text:span></text:p>
          <draw:enhanced-geometry svg:viewBox="0 0 21600 21600" draw:text-areas="?f0 0 ?f2 ?f5" draw:type="down-arrow" draw:modifiers="14115.9789129249 5268.590831918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xml:id="id7" draw:id="id7" draw:layer="layout" svg:width="6.771cm" svg:height="3.933cm" svg:x="20.148cm" svg:y="14.233cm">
          <text:p text:style-name="P1"><text:span text:style-name="T1">Ajhc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7.129cm" svg:y1="16.2cm" svg:x2="20.148cm" svg:y2="16.199cm" draw:start-shape="id6" draw:end-shape="id7" svg:d="m17129 16200 3019-1" svg:viewBox="0 0 3020 2">
          <text:p/>
        </draw:connector>
        <draw:custom-shape draw:style-name="gr7" draw:text-style-name="P1" draw:layer="layout" svg:width="3.719cm" svg:height="1.063cm" svg:x="7.683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72cm" svg:height="1.063cm" svg:x="16.929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18pt" fo:font-style="normal" fo:text-shadow="none" style:text-underline-style="none" fo:font-weight="normal" style:letter-kerning="true" style:font-name-asian="VL 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06T14:26:00.546423795</dc:date>
    <dc:creator>Okabe Kiwamu</dc:creator>
    <meta:editing-duration>PT1H49M55S</meta:editing-duration>
    <meta:editing-cycles>157</meta:editing-cycles>
    <meta:generator>LibreOffice/4.1.1.2$Linux_X86_64 LibreOffice_project/410m0$Build-2</meta:generator>
    <meta:document-statistic meta:object-count="20"/>
  </office:meta>
</office:document-meta>
</file>